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d152" officeooo:paragraph-rsid="0016d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ifeng Qin:</text:p>
      <text:p text:style-name="P1">I was responsible for the creation of the trees. So I implemented the binary_train and the binary_train_real. Then I created the functions to create the best trees which were the binary_train_best and binary_train_best_real. Then I created a helper function for the make predict.</text:p>
      <text:p text:style-name="P1"/>
      <text:p text:style-name="P1">Johan:</text:p>
      <text:p text:style-name="P1">Johan was responsible for getting the accuracy of the trees. He did the test functions which were needed for the best da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6T13:35:23.729945422</meta:creation-date>
    <dc:date>2019-09-26T13:39:44.791439465</dc:date>
    <meta:editing-duration>PT4M21S</meta:editing-duration>
    <meta:editing-cycles>1</meta:editing-cycles>
    <meta:document-statistic meta:table-count="0" meta:image-count="0" meta:object-count="0" meta:page-count="1" meta:paragraph-count="4" meta:word-count="68" meta:character-count="419" meta:non-whitespace-character-count="355"/>
    <meta:generator>LibreOffice/6.3.1.2$Linux_X86_64 LibreOffice_project/b79626edf0065ac373bd1df5c28bd630b4424273</meta:generator>
  </office:meta>
</office:document-meta>
</file>